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E138C6C4D3603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6E138C6C4D3603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21:04:47.836756223</meta:creation-date>
    <dc:date>2024-01-02T21:05:27.508563326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